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shapes>
          <draw:frame draw:z-index="0" draw:style-name="gr1" draw:text-style-name="P1" svg:width="381.89mm" svg:height="195.76mm" svg:x="91.41mm" svg:y="1.06mm">
            <loext:p draw:notify-on-update-of-ranges="Sheet2.A2:Sheet2.A6 Sheet2.B1:Sheet2.B1 Sheet2.B2:Sheet2.B6 Sheet2.C1:Sheet2.C1 Sheet2.C2:Sheet2.C6 Sheet2.D1:Sheet2.D1 Sheet2.D2:Sheet2.D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Mass Media</text:p>
          </table:table-cell>
          <table:table-cell office:value-type="string" calcext:value-type="string">
            <text:p>TweetFoI</text:p>
          </table:table-cell>
          <table:table-cell office:value-type="string" calcext:value-type="string">
            <text:p>QH Data</text:p>
          </table:table-cell>
        </table:table-row>
        <table:table-row table:style-name="ro1">
          <table:table-cell office:value-type="string" calcext:value-type="string">
            <text:p>po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6842105263158" calcext:value-type="float">
            <text:p>0.9368421053</text:p>
          </table:table-cell>
        </table:table-row>
        <table:table-row table:style-name="ro1">
          <table:table-cell office:value-type="string" calcext:value-type="string">
            <text:p>middle_class</text:p>
          </table:table-cell>
          <table:table-cell office:value-type="float" office:value="0.00171880384061407" calcext:value-type="float">
            <text:p>0.0017188038</text:p>
          </table:table-cell>
          <table:table-cell office:value-type="float" office:value="0.000887705281846427" calcext:value-type="float">
            <text:p>0.0008877053</text:p>
          </table:table-cell>
          <table:table-cell office:value-type="float" office:value="0.0368421052631579" calcext:value-type="float">
            <text:p>0.0368421053</text:p>
          </table:table-cell>
        </table:table-row>
        <table:table-row table:style-name="ro1">
          <table:table-cell office:value-type="string" calcext:value-type="string">
            <text:p>corporat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rmal_sec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0.78669997003144" calcext:value-type="float">
            <text:p>0.78669997</text:p>
          </table:table-cell>
          <table:table-cell office:value-type="float" office:value="0.824678206835331" calcext:value-type="float">
            <text:p>0.8246782068</text:p>
          </table:table-cell>
          <table:table-cell office:value-type="float" office:value="0.805263157894737" calcext:value-type="float">
            <text:p>0.80526315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8">00/00/0000</text:date>, <text:time style:data-style-name="N2" text:time-value="12:56:05.280999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8T12:56:42.631480644</dc:date>
    <meta:editing-duration>PT12M34S</meta:editing-duration>
    <meta:editing-cycles>11</meta:editing-cycles>
    <meta:generator>LibreOffice/5.1.6.2$Linux_X86_64 LibreOffice_project/10m0$Build-2</meta:generator>
    <meta:document-statistic meta:table-count="1" meta:cell-count="2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19cm" svg:height="19.577cm" xlink:href=".." xlink:type="simple" chart:class="chart:bar" chart:style-name="ch1">
        <chart:title svg:x="16.77cm" svg:y="0.527cm" chart:style-name="ch2">
          <text:p>Farmer's Protest</text:p>
        </chart:title>
        <chart:legend chart:legend-position="end" svg:x="34.472cm" svg:y="8.752cm" style:legend-expansion="high" chart:style-name="ch3"/>
        <chart:plot-area chart:style-name="ch4" table:cell-range-address="Sheet2.A1:Sheet2.D6" chart:data-source-has-labels="both" svg:x="2.066cm" svg:y="1.865cm" svg:width="31.643cm" svg:height="16.048cm">
          <chartooo:coordinate-region svg:x="3.031cm" svg:y="2.145cm" svg:width="30.678cm" svg:height="14.962cm"/>
          <chart:axis chart:dimension="x" chart:name="primary-x" chart:style-name="ch5" chartooo:axis-type="auto">
            <chartooo:date-scale/>
            <chart:title svg:x="16.686cm" svg:y="18.304cm" chart:style-name="ch6">
              <text:p>Category</text:p>
            </chart:title>
            <chart:categories table:cell-range-address="Sheet2.A2:Sheet2.A6"/>
          </chart:axis>
          <chart:axis chart:dimension="y" chart:name="primary-y" chart:style-name="ch7">
            <chart:title svg:x="0.451cm" svg:y="11.156cm" chart:style-name="ch8">
              <text:p>Coverage</text:p>
            </chart:title>
            <chart:grid chart:style-name="ch9" chart:class="major"/>
          </chart:axis>
          <chart:series chart:style-name="ch10" chart:values-cell-range-address="Sheet2.B2:Sheet2.B6" chart:label-cell-address="Sheet2.B1:Sheet2.B1" chart:class="chart:bar">
            <chart:data-point chart:repeated="5"/>
          </chart:series>
          <chart:series chart:style-name="ch11" chart:values-cell-range-address="Sheet2.C2:Sheet2.C6" chart:label-cell-address="Sheet2.C1:Sheet2.C1" chart:class="chart:bar">
            <chart:data-point chart:repeated="5"/>
          </chart:series>
          <chart:series chart:style-name="ch12" chart:values-cell-range-address="Sheet2.D2:Sheet2.D6" chart:label-cell-address="Sheet2.D1:Sheet2.D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s Media</text:p>
                <draw:g>
                  <svg:desc>Sheet2.B1:Sheet2.B1</svg:desc>
                </draw:g>
              </table:table-cell>
              <table:table-cell office:value-type="string">
                <text:p>TweetFoI</text:p>
                <draw:g>
                  <svg:desc>Sheet2.C1:Sheet2.C1</svg:desc>
                </draw:g>
              </table:table-cell>
              <table:table-cell office:value-type="string">
                <text:p>QH Data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or</text:p>
                <draw:g>
                  <svg:desc>Sheet2.A2:Sheet2.A6</svg:desc>
                </draw:g>
              </table:table-cell>
              <table:table-cell office:value-type="float" office:value="1">
                <text:p>1</text:p>
                <draw:g>
                  <svg:desc>Sheet2.B2:Sheet2.B6</svg:desc>
                </draw:g>
              </table:table-cell>
              <table:table-cell office:value-type="float" office:value="1">
                <text:p>1</text:p>
                <draw:g>
                  <svg:desc>Sheet2.C2:Sheet2.C6</svg:desc>
                </draw:g>
              </table:table-cell>
              <table:table-cell office:value-type="float" office:value="0.936842105263158">
                <text:p>0.936842105263158</text:p>
                <draw:g>
                  <svg:desc>Sheet2.D2:Sheet2.D6</svg:desc>
                </draw:g>
              </table:table-cell>
            </table:table-row>
            <table:table-row>
              <table:table-cell office:value-type="string">
                <text:p>middle_class</text:p>
              </table:table-cell>
              <table:table-cell office:value-type="float" office:value="0.00171880384061407">
                <text:p>0.00171880384061407</text:p>
              </table:table-cell>
              <table:table-cell office:value-type="float" office:value="0.000887705281846427">
                <text:p>0.000887705281846427</text:p>
              </table:table-cell>
              <table:table-cell office:value-type="float" office:value="0.0368421052631579">
                <text:p>0.0368421052631579</text:p>
              </table:table-cell>
            </table:table-row>
            <table:table-row>
              <table:table-cell office:value-type="string">
                <text:p>corporat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formal_secto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overnment</text:p>
              </table:table-cell>
              <table:table-cell office:value-type="float" office:value="0.78669997003144">
                <text:p>0.78669997003144</text:p>
              </table:table-cell>
              <table:table-cell office:value-type="float" office:value="0.824678206835331">
                <text:p>0.824678206835331</text:p>
              </table:table-cell>
              <table:table-cell office:value-type="float" office:value="0.805263157894737">
                <text:p>0.8052631578947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